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4.84mm"/>
    </style:style>
    <style:style style:name="co2" style:family="table-column">
      <style:table-column-properties fo:break-before="auto" style:column-width="191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en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a xlink:href="https://www.academia.edu/27116290/Chapitre_1_Algorithmes_de_Jointures_et_de_Projections" xlink:type="simple">https://www.academia.edu/27116290/Chapitre_1_Algorithmes_de_Jointures_et_de_Projections</text:a></text:p>
          </table:table-cell>
          <table:table-cell office:value-type="string" calcext:value-type="string">
            <text:p>Algorithmes de jointures basiques</text:p>
          </table:table-cell>
        </table:table-row>
        <table:table-row table:style-name="ro1">
          <table:table-cell office:value-type="string" calcext:value-type="string">
            <text:p><text:a xlink:href="https://sgbd.developpez.com/tutoriels/cours-complet-bases-de-donnees/?page=optimisation-de-questions" xlink:type="simple">https://sgbd.developpez.com/tutoriels/cours-complet-bases-de-donnees/?page=optimisation-de-questions</text:a></text:p>
          </table:table-cell>
          <table:table-cell office:value-type="string" calcext:value-type="string">
            <text:p>Aspects général de sgb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5-18T15:23:55.145000000</meta:creation-date>
    <dc:date>2023-05-18T15:25:41.048000000</dc:date>
    <meta:editing-duration>PT1M50S</meta:editing-duration>
    <meta:editing-cycles>1</meta:editing-cycles>
    <meta:document-statistic meta:table-count="1" meta:cell-count="6" meta:object-count="0"/>
    <meta:generator>LibreOffice/6.3.1.2$Windows_X86_64 LibreOffice_project/b79626edf0065ac373bd1df5c28bd630b4424273</meta:generator>
  </office:meta>
</office:document-meta>
</file>